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1" svg:font-family="'Open Sans'" style:font-adornments="Fett" style:font-family-generic="swiss" style:font-pitch="variable"/>
    <style:font-face style:name="Open Sans" svg:font-family="'Ope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38bb9"/>
    </style:style>
    <style:style style:name="P3" style:family="paragraph" style:parent-style-name="Text_20_body" style:list-style-name="L8">
      <style:text-properties officeooo:paragraph-rsid="00138bb9"/>
    </style:style>
    <style:style style:name="P4" style:family="paragraph" style:parent-style-name="Text_20_body" style:list-style-name="L9">
      <style:text-properties officeooo:paragraph-rsid="00138bb9"/>
    </style:style>
    <style:style style:name="P5" style:family="paragraph" style:parent-style-name="Text_20_body" style:list-style-name="L10">
      <style:text-properties officeooo:paragraph-rsid="00138bb9"/>
    </style:style>
    <style:style style:name="P6" style:family="paragraph" style:list-style-name="L1"/>
    <style:style style:name="P7" style:family="paragraph" style:parent-style-name="Heading_20_2" style:list-style-name=""/>
    <style:style style:name="P8" style:family="paragraph" style:parent-style-name="Heading_20_2">
      <style:text-properties officeooo:rsid="00138bb9" officeooo:paragraph-rsid="00138bb9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officeooo:rsid="000bfe5b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officeooo:rsid="00138bb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2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ddelau Badminton Nachtturnier</text:h>
      <text:p text:style-name="P2"><text:span text:style-name="T3">Antreten mit Schläger</text:span></text:p>
      <text:h text:style-name="Heading_20_2" text:outline-level="2">Essen &amp; Trinken</text:h>
      <text:list xml:id="list1557376027" text:style-name="L1">
        <text:list-item>
          <text:p>Super Buffet -- danke an Alle für Ihren Beitrag dazu!</text:p>
        </text:list-item>
        <text:list-item>
          <text:p>Für die Getränke hängt eine Strichliste am Kühlschrank.</text:p>
        </text:list-item>
        <text:list-item>
          <text:p>Bevor ihr nach Hause geht, zahlt bitte eure Getränke zusammen mit dem Startgeld bei Trixi, Zoltan oder Bernd.</text:p>
        </text:list-item>
      </text:list>
      <text:h text:style-name="Heading_20_2" text:outline-level="2">Organisatorisches</text:h>
      <text:list xml:id="list3808476161" text:style-name="L9">
        <text:list-item>
          <text:p text:style-name="P4">Aus Rechtlichen Gründen sind wir eine geschlossene Gesellschaft (d.h. Türen schließen) </text:p>
        </text:list-item>
        <text:list-item>
          <text:p text:style-name="P4">Vermeidet bitte Lärm beim Verlassen der Halle oder wenn ihr <text:span text:style-name="T5">draußen</text:span> raucht. </text:p>
        </text:list-item>
        <text:list-item>
          <text:p text:style-name="P4">Wir räumen morgen früh um 10:00 auf -- dazu sind alle herzliche eingeladen. </text:p>
        </text:list-item>
        <text:list-item>
          <text:p text:style-name="P4">Große Pause machen wir ca. ab 21:45-22:00 (nach 6 Runden). </text:p>
        </text:list-item>
        <text:list-item>
          <text:p text:style-name="P4">Spieler, die in der 6. Runde Pause haben, dürfen das Buffet eröffnen. </text:p>
        </text:list-item>
        <text:list-item>
          <text:p text:style-name="P4">Bevor ihr nach Hause geht, zahlt bitte eure Getränke bei Trixi oder Bernd. </text:p>
        </text:list-item>
        <text:list-item>
          <text:p text:style-name="P4">Gebt bitte eure Armbänder auch zurück bevor hier nach Hause geht. </text:p>
        </text:list-item>
      </text:list>
      <text:h text:style-name="P7" text:outline-level="2"/>
      <text:h text:style-name="P9" text:outline-level="2">Spielfelder</text:h>
      <text:list xml:id="list283699639" text:style-name="L8">
        <text:list-item>
          <text:p text:style-name="P3"><text:span text:style-name="T5">XX</text:span> Spieler haben sich registriert. </text:p>
        </text:list-item>
        <text:list-item>
          <text:p text:style-name="P3">Wir spielen auf 9 Feldern.</text:p>
        </text:list-item>
        <text:list-item>
          <text:p text:style-name="P3">Bitte Vorsicht beim Durchlaufen der Halle!</text:p>
        </text:list-item>
      </text:list>
      <text:h text:style-name="Heading_20_2" text:outline-level="2">Auslosung</text:h>
      <text:list xml:id="list23691252" text:style-name="L10">
        <text:list-item>
          <text:p text:style-name="P5">In jeder Runde werden die Paarungen ausgelost.</text:p>
        </text:list-item>
        <text:list-item>
          <text:p text:style-name="P5">Es wird angezeigt, wer mit wem gegen wen spielt und wer pausiert.</text:p>
        </text:list-item>
        <text:list-item>
          <text:p text:style-name="P5">Bei jeder Paarung ist die Platznummer angegeb<text:span text:style-name="T3">e</text:span>n. </text:p>
        </text:list-item>
        <text:list-item>
          <text:p text:style-name="P5">Ein- und Auschecken am Terminal mit Armband ist jederzeit möglich. </text:p>
        </text:list-item>
        <text:list-item>
          <text:p text:style-name="P5">Denkt immer daran, dass wir ein Jux-Turnier spielen, spielt fair!</text:p>
        </text:list-item>
      </text:list>
      <text:h text:style-name="P8" text:outline-level="2">Match</text:h>
      <text:list xml:id="list161831294372201" text:continue-numbering="true" text:style-name="L10">
        <text:list-item>
          <text:p text:style-name="P5">Vor jedem Match sind 1 Minute Einspielzeit vorgesehen </text:p>
        </text:list-item>
        <text:list-item>
          <text:p text:style-name="P5">Das Match dauert 10 Minuten ohne Punktelimit </text:p>
        </text:list-item>
        <text:list-item>
          <text:p text:style-name="P5">Jeder Punkt zählt, wer punktet bekommt das Aufschlagsrecht. </text:p>
        </text:list-item>
        <text:list-item>
          <text:p text:style-name="P5">Aufschlag diagonal von links bzw. rechts je nach eigenem Punktestand. </text:p>
        </text:list-item>
        <text:list-item>
          <text:p text:style-name="P5">Gewinner erhalten Bändchen für den Schläger. </text:p>
        </text:list-item>
      </text:list>
      <text:h text:style-name="Heading_20_2" text:outline-level="2">Los geht's!</text:h>
      <text:list xml:id="list161831721022315" text:continue-numbering="true" text:style-name="L10">
        <text:list-item>
          <text:p text:style-name="P5">... nun viel Spaß und faire Spieler bei unserem <text:line-break/><text:span text:style-name="T5">XX</text:span>. Goddelauer Badminton Nachtturnier</text:p>
        </text:list-item>
      </text:list>
      <text:h text:style-name="Heading_20_2" text:outline-level="2">Fot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1" svg:font-family="'Open Sans'" style:font-adornments="Fett" style:font-family-generic="swiss" style:font-pitch="variable"/>
    <style:font-face style:name="Open Sans" svg:font-family="'Ope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lr-tb"/>
      <style:text-properties style:font-name="Open Sans" fo:font-family="'Open Sans'" style:font-style-name="Standard" style:font-family-generic="swiss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Open Sans1" fo:font-family="'Open Sans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Open Sans1" fo:font-family="'Ope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bfe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full">/home/gromeck/svn/trunk/Turnier/doc/Intro.odt</text:file-name><text:tab/><text:span text:style-name="MT1">Seit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renz</meta:initial-creator>
    <meta:creation-date>2011-11-05T13:09:30</meta:creation-date>
    <dc:date>2017-11-11T16:18:30.626696396</dc:date>
    <dc:creator>Christian Lorenz</dc:creator>
    <meta:editing-duration>PT3H59M8S</meta:editing-duration>
    <meta:editing-cycles>14</meta:editing-cycles>
    <meta:generator>LibreOffice/5.3.5.2$Linux_X86_64 LibreOffice_project/30m0$Build-2</meta:generator>
    <meta:document-statistic meta:table-count="0" meta:image-count="0" meta:object-count="0" meta:page-count="2" meta:paragraph-count="34" meta:word-count="275" meta:character-count="1684" meta:non-whitespace-character-count="1451"/>
  </office:meta>
</office:document-meta>
</file>